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1"/>
        <table:table-row table:style-name="ro1">
          <table:table-cell table:style-name="ce1" office:value-type="string" calcext:value-type="string" table:number-columns-spanned="5" table:number-rows-spanned="2">
            <text:p>Controle</text:p>
          </table:table-cell>
          <table:covered-table-cell table:number-columns-repeated="3"/>
          <table:covered-table-cell table:style-name="Default"/>
        </table:table-row>
        <table:table-row table:style-name="ro1"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2" office:value-type="string" calcext:value-type="string">
            <text:p>ENTRADAS</text:p>
          </table:table-cell>
          <table:table-cell table:style-name="ce2" office:value-type="string" calcext:value-type="string">
            <text:p>SAÍDAS</text:p>
          </table:table-cell>
          <table:table-cell table:style-name="ce2" office:value-type="string" calcext:value-type="string">
            <text:p>CAIXA</text:p>
          </table:table-cell>
          <table:table-cell table:style-name="ce2" office:value-type="string" calcext:value-type="string">
            <text:p>BANCO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table:style-name="ce7" table:number-columns-repeated="3"/>
          <table:table-cell table:style-name="ce10" table:formula="of:=[.A4]-[.B4]+[.C4]+[.D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5]-[.B5]+[.C5]+[.D5]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formula="of:=[.A6]-[.B6]+[.C6]+[.D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7]-[.B7]+[.C7]+[.D7]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formula="of:=[.A8]-[.B8]+[.C8]+[.D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9]-[.B9]+[.C9]+[.D9]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formula="of:=[.A10]-[.B10]+[.C10]+[.D1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1]-[.B11]+[.C11]+[.D11]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formula="of:=[.A12]-[.B12]+[.C12]+[.D1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3]-[.B13]+[.C13]+[.D13]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formula="of:=[.A14]-[.B14]+[.C14]+[.D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5]-[.B15]+[.C15]+[.D15]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formula="of:=[.A16]-[.B16]+[.C16]+[.D1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7]-[.B17]+[.C17]+[.D17]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formula="of:=[.A18]-[.B18]+[.C18]+[.D18]"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9" table:number-columns-repeated="3"/>
          <table:table-cell table:style-name="ce13" table:formula="of:=[.A19]-[.B19]+[.C19]+[.D1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7T17:09:21.868000000</dc:date>
    <meta:editing-duration>PT5M10S</meta:editing-duration>
    <meta:editing-cycles>1</meta:editing-cycles>
    <meta:generator>LibreOffice/7.2.1.2$Windows_X86_64 LibreOffice_project/87b77fad49947c1441b67c559c339af8f3517e22</meta:generator>
    <meta:document-statistic meta:table-count="1" meta:cell-count="22" meta:object-count="0"/>
  </office:meta>
</office:document-meta>
</file>